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automatic-styles>
    <style:style style:name="P1" style:family="paragraph" style:parent-style-name="Heading_20_1">
      <style:text-properties officeooo:rsid="000706ae" officeooo:paragraph-rsid="000706ae"/>
    </style:style>
    <style:style style:name="P2" style:family="paragraph" style:parent-style-name="Heading_20_2">
      <style:text-properties officeooo:rsid="000706ae" officeooo:paragraph-rsid="000706ae"/>
    </style:style>
    <style:style style:name="P3" style:family="paragraph" style:parent-style-name="Heading_20_3">
      <style:text-properties officeooo:rsid="000706ae" officeooo:paragraph-rsid="000706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eading1</text:h>
      <text:h text:style-name="P2" text:outline-level="2">Heading2</text:h>
      <text:h text:style-name="P3" text:outline-level="3">Heading3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mePlus 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UmePlus 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00:14:01.063336357</meta:creation-date>
    <dc:date>2017-01-05T00:14:38.955051979</dc:date>
    <meta:editing-duration>PT39S</meta:editing-duration>
    <meta:editing-cycles>1</meta:editing-cycles>
    <meta:document-statistic meta:table-count="0" meta:image-count="0" meta:object-count="0" meta:page-count="1" meta:paragraph-count="3" meta:word-count="3" meta:character-count="24" meta:non-whitespace-character-count="24"/>
    <meta:generator>LibreOffice/5.2.4.2.1$Linux_X86_64 LibreOffice_project/20m0$Build-2</meta:generator>
  </office:meta>
</office:document-meta>
</file>